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in" fo:margin-bottom="0.0835in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0.7874in" fo:margin-right="0in" fo:margin-top="0in" fo:margin-bottom="0in" loext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loext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3.9374in" fo:margin-right="0in" fo:margin-top="0in" fo:margin-bottom="0in" loext:contextual-spacing="false" fo:line-height="100%" fo:text-align="end" style:justify-single-word="false" fo:text-indent="0.3in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loext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 style:master-page-name="First_20_Page">
      <style:paragraph-properties fo:margin-left="0.248in" fo:margin-right="0in" fo:margin-top="0in" fo:margin-bottom="0.0835in" loext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752f12" officeooo:paragraph-rsid="00752f12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font-weight="bold" officeooo:rsid="00752f12" officeooo:paragraph-rsid="00752f12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4a7e7" officeooo:paragraph-rsid="00752f12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style:font-name="Times New Roman" fo:font-size="12pt" fo:font-weight="bold" officeooo:paragraph-rsid="00752f12" style:font-size-asian="12pt" style:font-weight-asian="bold" style:font-size-complex="12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52f12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fo:font-weight="normal" officeooo:rsid="0074a7e7" fo:background-color="#ffffff" loext:char-shading-value="0" style:font-name-asian="Calibri" style:font-weight-asian="normal" style:font-name-complex="Times New Roman1" style:font-weight-complex="normal"/>
    </style:style>
    <style:style style:name="T6" style:family="text">
      <style:text-properties fo:language="uk" fo:country="UA" style:font-size-complex="14pt"/>
    </style:style>
    <style:style style:name="T7" style:family="text">
      <style:text-properties fo:language="uk" fo:country="UA" officeooo:rsid="00752f12" style:font-size-complex="14pt"/>
    </style:style>
    <style:style style:name="T8" style:family="text">
      <style:text-properties fo:language="uk" fo:country="UA" fo:background-color="#ffffff" loext:char-shading-value="0" style:font-name-asian="Calibri" style:font-name-complex="Times New Roman1"/>
    </style:style>
    <style:style style:name="T9" style:family="text">
      <style:text-properties fo:language="uk" fo:country="UA" officeooo:rsid="0074a7e7" fo:background-color="#ffffff" loext:char-shading-value="0" style:font-name-asian="Calibri" style:font-name-complex="Times New Roman1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fo:font-weight="bold" style:font-name-asian="Times New Roman1" style:font-weight-asian="bold" style:font-size-complex="14pt"/>
    </style:style>
    <style:style style:name="T12" style:family="text">
      <style:text-properties fo:font-weight="bold" officeooo:rsid="00752f12" style:font-name-asian="Times New Roman1" style:font-weight-asian="bold" style:font-size-complex="14pt"/>
    </style:style>
    <style:style style:name="T13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fo:background-color="#ffffff" loext:char-shading-value="0" style:font-name-asian="Calibri" style:font-name-complex="Times New Roman1"/>
    </style:style>
    <style:style style:name="T15" style:family="text">
      <style:text-properties officeooo:rsid="00752f12" fo:background-color="#ffffff" loext:char-shading-value="0" style:font-name-asian="Calibri" style:font-name-complex="Times New Roman1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28in" draw:visible-area-height="1.9728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ІНІСТЕРСТВО ОСВІТИ І НАУКИ УКРАЇНИ</text:p>
      <text:p text:style-name="P2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1">Лабораторна робота №</text:span><text:span text:style-name="T12">1</text:span></text:p>
      <text:p text:style-name="P9"><text:span text:style-name="T11"><text:line-break/></text:span><text:span text:style-name="T1">з дисципліни «</text:span><text:span text:style-name="T2">Комп’ютерна графіка</text:span><text:span text:style-name="T10">»</text:span></text:p>
      <text:p text:style-name="P8"/>
      <text:p text:style-name="P1"><text:span text:style-name="T3">на тему: </text:span><text:span text:style-name="T4">«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Є.</text:p>
      <text:p text:style-name="P11">Прийняла: </text:p>
      <text:p text:style-name="P12"/>
      <text:p text:style-name="P13"><text:tab/></text:p>
      <text:p text:style-name="P15"><text:span text:style-name="T6">Дніпро, 202</text:span><text:span text:style-name="T7">1</text:span></text:p>
      <text:p text:style-name="P20"><text:span text:style-name="T9">Тема</text:span></text:p>
      <text:p text:style-name="P18"><text:span text:style-name="T9">М</text:span><text:span text:style-name="T8">ета</text:span></text:p>
      <text:p text:style-name="P18"><text:span text:style-name="T8"/></text:p>
      <text:p text:style-name="P17">Завдання</text:p>
      <text:p text:style-name="P16"/>
      <text:p text:style-name="P19"><text:span text:style-name="T14">Опис реал</text:span><text:span text:style-name="T15">і</text:span><text:span text:style-name="T14">зован</text:span><text:span text:style-name="T15">и</text:span><text:span text:style-name="T14">х в програм</text:span><text:span text:style-name="T15">і</text:span><text:span text:style-name="T14"> граф</text:span><text:span text:style-name="T15">і</text:span><text:span text:style-name="T14">ч</text:span><text:span text:style-name="T15">них</text:span><text:span text:style-name="T14"> прим</text:span><text:span text:style-name="T15">і</text:span><text:span text:style-name="T14">тив</text:span><text:span text:style-name="T15">і</text:span><text:span text:style-name="T14">в </text:span><text:span text:style-name="T15">ї</text:span><text:span text:style-name="T14">х атрибут</text:span><text:span text:style-name="T15">і</text:span><text:span text:style-name="T14">в, а так</text:span><text:span text:style-name="T15">о</text:span><text:span text:style-name="T14">ж </text:span><text:span text:style-name="T15">засобів</text:span><text:span text:style-name="T14"> с</text:span><text:span text:style-name="T15">е</text:span><text:span text:style-name="T14">ред</text:span><text:span text:style-name="T15">и</text:span><text:span text:style-name="T14"> р</text:span><text:span text:style-name="T15">о</text:span><text:span text:style-name="T14">зр</text:span><text:span text:style-name="T15">о</text:span><text:span text:style-name="T14">бки програм</text:span><text:span text:style-name="T15">и</text:span><text:span text:style-name="T14"> для </text:span><text:span text:style-name="T15">ї</text:span><text:span text:style-name="T14">х </text:span><text:span text:style-name="T15">від</text:span><text:span text:style-name="T14">ображен</text:span><text:span text:style-name="T15">н</text:span><text:span text:style-name="T14">я.</text:span></text:p>
      <text:p text:style-name="P19"><text:span text:style-name="T14"/></text:p>
      <text:p text:style-name="P19"><text:span text:style-name="T14">Текст програм</text:span><text:span text:style-name="T15">и</text:span><text:span text:style-name="T14">.</text:span></text:p>
      <text:p text:style-name="P19"><text:span text:style-name="T14"/></text:p>
      <text:p text:style-name="P19"><text:span text:style-name="T14">Демонстрац</text:span><text:span text:style-name="T15">і</text:span><text:span text:style-name="T14">я р</text:span><text:span text:style-name="T15">о</text:span><text:span text:style-name="T14">бот</text:span><text:span text:style-name="T15">и</text:span><text:span text:style-name="T14"> програм</text:span><text:span text:style-name="T15">и</text:span><text:span text:style-name="T14">.</text:span></text:p>
      <text:p text:style-name="P19"><text:span text:style-name="T14"/></text:p>
      <text:p text:style-name="P19"><text:span text:style-name="T14">Анал</text:span><text:span text:style-name="T15">і</text:span><text:span text:style-name="T14">з результат</text:span><text:span text:style-name="T15">і</text:span><text:span text:style-name="T14">в.</text:span></text:p>
      <text:p text:style-name="P19"><text:span text:style-name="T14"/></text:p>
      <text:p text:style-name="P19"><text:span text:style-name="T14">В</text:span><text:span text:style-name="T15">исновк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loext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0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0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0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0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1-25T12:03:00.272934987</dc:date>
    <meta:editing-duration>PT6H49M56S</meta:editing-duration>
    <meta:editing-cycles>93</meta:editing-cycles>
    <meta:generator>LibreOffice/6.4.7.2$Linux_X86_64 LibreOffice_project/40$Build-2</meta:generator>
    <meta:document-statistic meta:table-count="0" meta:image-count="0" meta:object-count="1" meta:page-count="2" meta:paragraph-count="22" meta:word-count="65" meta:character-count="511" meta:non-whitespace-character-count="462"/>
  </office:meta>
</office:document-meta>
</file>